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e5" style:family="table-cell" style:parent-style-name="Default" style:data-style-name="N36">
      <style:table-cell-properties fo:border="thin solid #000000" style:vertical-align="middle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6" style:family="table-cell" style:parent-style-name="Hiperv_237_nculo" style:data-style-name="N0">
      <style:table-cell-properties fo:border="thin solid #000000" style:vertical-align="middle" fo:wrap-option="wrap"/>
      <style:text-properties fo:color="#0563C1" style:text-underline-style="solid" style:text-underline-type="single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4.63020833333333cm"/>
    </style:style>
    <style:style style:name="co2" style:family="table-column">
      <style:table-column-properties fo:break-before="auto" style:column-width="13.2027083333333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5.5pt" style:use-optimal-row-height="false" fo:break-before="auto"/>
    </style:style>
    <style:style style:name="ro3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Institución</text:p>
          </table:table-cell>
          <table:table-cell office:value-type="string" table:style-name="ce3">
            <text:p>Secretaría de Gestión y Desarrollo de Pueblos y Nacionalidades</text:p>
          </table:table-cell>
          <table:table-cell table:number-columns-repeated="16382"/>
        </table:table-row>
        <table:table-row table:style-name="ro1">
          <table:table-cell office:value-type="string" table:style-name="ce2">
            <office:annotation draw:style-name="a0" svg:x="1.96875in" svg:y="0.197916666666667in" svg:width="1.47916666666667in" svg:height="0.8125in">
              <dc:creator>JP</dc:creator>
              <text:p><text:span text:style-name="T1">JP:</text:span><text:span text:style-name="T1"/></text:p>
              <text:p><text:span text:style-name="T2">Código de este Documento</text:span></text:p>
            </office:annotation>
            <text:p>Identificador</text:p>
          </table:table-cell>
          <table:table-cell office:value-type="string" table:style-name="ce3">
            <text:p>SGDPN_001</text:p>
          </table:table-cell>
          <table:table-cell table:number-columns-repeated="16382"/>
        </table:table-row>
        <table:table-row table:style-name="ro1">
          <table:table-cell office:value-type="string" table:style-name="ce2">
            <office:annotation draw:style-name="a1" svg:x="1.96875in" svg:y="0.416666666666667in" svg:width="1.47916666666667in" svg:height="0.8125in">
              <dc:creator>JP</dc:creator>
              <text:p><text:span text:style-name="T1">JP:</text:span><text:span text:style-name="T1"/></text:p>
              <text:p><text:span text:style-name="T2">Nombre del Archivo de Datos</text:span></text:p>
            </office:annotation>
            <text:p>Documento Referencia</text:p>
          </table:table-cell>
          <table:table-cell office:value-type="string" table:style-name="ce3">
            <text:p>SGDPN_Convenios</text:p>
          </table:table-cell>
          <table:table-cell table:number-columns-repeated="16382"/>
        </table:table-row>
        <table:table-row table:style-name="ro1">
          <table:table-cell office:value-type="string" table:style-name="ce2">
            <office:annotation draw:style-name="a2" svg:x="1.96875in" svg:y="0.604166666666667in" svg:width="1.47916666666667in" svg:height="0.8125in">
              <dc:creator>JP</dc:creator>
              <text:p><text:span text:style-name="T1">JP:</text:span><text:span text:style-name="T1"/></text:p>
              <text:p><text:span text:style-name="T2">Nombre o título del Conjunto de Datos</text:span></text:p>
            </office:annotation>
            <text:p>Nombre</text:p>
          </table:table-cell>
          <table:table-cell office:value-type="string" table:style-name="ce3">
            <text:p>Matriz anual convenios</text:p>
          </table:table-cell>
          <table:table-cell table:number-columns-repeated="16382"/>
        </table:table-row>
        <table:table-row table:style-name="ro2">
          <table:table-cell office:value-type="string" table:style-name="ce2">
            <office:annotation draw:style-name="a3" svg:x="1.96875in" svg:y="0.791666666666667in" svg:width="1.47916666666667in" svg:height="0.8125in">
              <dc:creator>JP</dc:creator>
              <text:p><text:span text:style-name="T1">JP:</text:span><text:span text:style-name="T1"/></text:p>
              <text:p><text:span text:style-name="T2">Descripción del Conjunto de Datos</text:span></text:p>
            </office:annotation>
            <text:p>Descripción</text:p>
          </table:table-cell>
          <table:table-cell office:value-type="string" table:style-name="ce3">
            <text:p>Contiene convenios académicos enmarcados para el desarrollo y transferencia de capital humano y tenológico a las comunidades de pueblos y nacionalidades</text:p>
          </table:table-cell>
          <table:table-cell table:number-columns-repeated="16382"/>
        </table:table-row>
        <table:table-row table:style-name="ro1">
          <table:table-cell office:value-type="string" table:style-name="ce2">
            <office:annotation draw:style-name="a4" svg:x="1.96875in" svg:y="1.0625in" svg:width="1.47916666666667in" svg:height="0.8125in">
              <dc:creator>JP</dc:creator>
              <text:p><text:span text:style-name="T1">JP:</text:span><text:span text:style-name="T1"/></text:p>
              <text:p><text:span text:style-name="T2">direccion web institucional</text:span></text:p>
            </office:annotation>
            <text:p>Código institución</text:p>
          </table:table-cell>
          <table:table-cell office:value-type="string" table:style-name="ce4">
            <text:p>SGDPN 0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cencia</text:p>
          </table:table-cell>
          <table:table-cell office:value-type="string" table:style-name="ce3">
            <text:p>CC-BY-4.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echa de creación</text:p>
          </table:table-cell>
          <table:table-cell office:value-type="date" office:date-value="2023-12-31T00:00:00" table:style-name="ce5">
            <text:p>31/12/23 00:0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recuencia de actualización</text:p>
          </table:table-cell>
          <table:table-cell office:value-type="string" table:style-name="ce3">
            <text:p>Anual</text:p>
          </table:table-cell>
          <table:table-cell table:number-columns-repeated="16382"/>
        </table:table-row>
        <table:table-row table:style-name="ro1">
          <table:table-cell office:value-type="string" table:style-name="ce2">
            <office:annotation draw:style-name="a5" svg:x="1.96875in" svg:y="1.82291666666667in" svg:width="1.47916666666667in" svg:height="0.8125in">
              <dc:creator>JP</dc:creator>
              <text:p><text:span text:style-name="T1">JP:</text:span><text:span text:style-name="T1"/></text:p>
              <text:p><text:span text:style-name="T2">Fuente u origen de los datos</text:span></text:p>
            </office:annotation>
            <text:p>Archivo maestro</text:p>
          </table:table-cell>
          <table:table-cell office:value-type="string" table:style-name="ce3">
            <text:p>Base de datos de convenios de pueblos y nacionalidade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nonimización</text:p>
          </table:table-cell>
          <table:table-cell office:value-type="string" table:style-name="ce3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2">
            <office:annotation draw:style-name="a6" svg:x="1.96875in" svg:y="2.21875in" svg:width="1.47916666666667in" svg:height="0.8125in">
              <dc:creator>JP</dc:creator>
              <text:p><text:span text:style-name="T1">JP:</text:span><text:span text:style-name="T1"/></text:p>
              <text:p><text:span text:style-name="T2">correo del funcionario responsable dentro de la institución</text:span></text:p>
            </office:annotation>
            <text:p>Responsable</text:p>
          </table:table-cell>
          <table:table-cell office:value-type="string" table:style-name="ce6">
            <text:p><text:a xlink:href="mailto:maira.cedeno@sgdpn.gob.ec">maira.cedeno@sgdpn.gob.ec</text:a></text:p>
          </table:table-cell>
          <table:table-cell table:number-columns-repeated="16382"/>
        </table:table-row>
        <table:table-row table:style-name="ro1">
          <table:table-cell office:value-type="string" table:style-name="ce2">
            <office:annotation draw:style-name="a7" svg:x="1.96875in" svg:y="2.41666666666667in" svg:width="1.47916666666667in" svg:height="0.8125in">
              <dc:creator>JP</dc:creator>
              <text:p><text:span text:style-name="T1">JP:</text:span><text:span text:style-name="T1"/></text:p>
              <text:p><text:span text:style-name="T2">Idioma</text:span></text:p>
            </office:annotation>
            <text:p>Lenguaje</text:p>
          </table:table-cell>
          <table:table-cell office:value-type="string" table:style-name="ce3">
            <text:p>español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tiquetas</text:p>
          </table:table-cell>
          <table:table-cell office:value-type="string" table:style-name="ce3">
            <text:p>Base de datos de convenio de pueblos y nacionalidades de la SGDPN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RI</text:p>
          </table:table-cell>
          <table:table-cell office:value-type="string" table:style-name="ce3">
            <text:p>https://www.secretariapueblosynacionalidades.gob.ec/datos-abiertos/</text:p>
          </table:table-cell>
          <table:table-cell table:number-columns-repeated="16382"/>
        </table:table-row>
        <table:table-row table:number-rows-repeated="1048561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" number:language="es" number:country="EC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currency-style style:name="N37P0" number:language="es" number:country="EC">
      <number:currency-symbol number:language="es" number:country="EC">$</number:currency-symbol>
      <number:number number:decimal-places="2" number:min-integer-digits="1" number:grouping="true"/>
    </number:currency-style>
    <number:currency-style style:name="N37" number:language="es" number:country="EC">
      <style:text-properties fo:color="#FF0000"/>
      <number:currency-symbol number:language="es" number:country="EC">$</number:currency-symbol>
      <number:text>-</number:text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iperv_237_nculo" style:display-name="Hipervínculo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JP</meta:initial-creator>
    <dc:creator>Silvia Umajinga</dc:creator>
    <meta:creation-date>2020-12-02T17:01:11Z</meta:creation-date>
    <dc:date>2024-01-08T15:54:41Z</dc:date>
    <meta:editing-cycles>4</meta:editing-cycles>
    <meta:editing-duration>PT34260S</meta:editing-duration>
  </office:meta>
</office:document-meta>
</file>